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452" officeooo:paragraph-rsid="00109452"/>
    </style:style>
    <style:style style:name="P2" style:family="paragraph" style:parent-style-name="Standard">
      <style:text-properties officeooo:rsid="00143fcd" officeooo:paragraph-rsid="0019aa6d"/>
    </style:style>
    <style:style style:name="P3" style:family="paragraph" style:parent-style-name="Standard">
      <style:text-properties officeooo:rsid="001a3b74" officeooo:paragraph-rsid="001a3b74"/>
    </style:style>
    <style:style style:name="P4" style:family="paragraph" style:parent-style-name="Standard">
      <style:text-properties officeooo:rsid="001db2f0" officeooo:paragraph-rsid="001db2f0"/>
    </style:style>
    <style:style style:name="P5" style:family="paragraph" style:parent-style-name="Standard">
      <style:text-properties officeooo:rsid="002148a3" officeooo:paragraph-rsid="002148a3"/>
    </style:style>
    <style:style style:name="P6" style:family="paragraph" style:parent-style-name="Standard">
      <style:text-properties style:text-position="0% 100%" style:font-name="Liberation Serif" officeooo:rsid="002148a3" officeooo:paragraph-rsid="002148a3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c4ca6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font-name="Liberation Serif"/>
    </style:style>
    <style:style style:name="T5" style:family="text">
      <style:text-properties style:text-position="0% 100%" style:font-name="Liberation Serif"/>
    </style:style>
    <style:style style:name="T6" style:family="text">
      <style:text-properties officeooo:rsid="00248847"/>
    </style:style>
    <style:style style:name="T7" style:family="text">
      <style:text-properties style:font-name="Liberation Serif" officeooo:rsid="002488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Kết quả in ra 32 dòng với mỗi dòng <text:s/>chuỗi bit 0 , 1 là các phần tử của mảng B bắt đầu từ 0 0 0 0 0 <text:s/></text:p>
      <text:p text:style-name="P2">, tăng dần bằng cách cộng 1 bit <text:span text:style-name="T6">theo từng dòng </text:span>cho tới cả mảng B đều là 1 1 1 1 1 1 thì sau đó mảng sẽ được gán lại toàn 0 và i sẽ âm và ok được gán bằng lại 0 <text:s/>-&gt; kết thúc chương trình.<text:tab/></text:p>
      <text:p text:style-name="P2"/>
      <text:p text:style-name="P5">hàm main là O<text:span text:style-name="T1">(2</text:span><text:span text:style-name="T4">n </text:span><text:span text:style-name="T5">)</text:span></text:p>
      <text:p text:style-name="P6">hàm Function1: O(n)</text:p>
      <text:p text:style-name="P6">hàm Result: O(n)</text:p>
      <text:p text:style-name="P4"/>
      <text:p text:style-name="P3"><text:s/>-&gt; Độ phức tạp của chương trình trên : <text:span text:style-name="T2">O</text:span>(2<text:span text:style-name="T3">n</text:span>)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09:39:08.408229951</meta:creation-date>
    <dc:date>2024-04-12T19:41:04.786376206</dc:date>
    <meta:editing-duration>PT29M30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100" meta:character-count="385" meta:non-whitespace-character-count="285"/>
  </office:meta>
</office:document-meta>
</file>